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3576346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13" style:family="table">
      <style:table-properties style:width="17.903cm" table:align="margins" style:writing-mode="lr-tb"/>
    </style:style>
    <style:style style:name="Table13.A" style:family="table-column">
      <style:table-column-properties style:column-width="17.903cm" style:rel-column-width="65535*"/>
    </style:style>
    <style:style style:name="Table13.A1" style:family="table-cell">
      <style:table-cell-properties fo:padding="0.097cm" fo:border="0.05pt solid #000000"/>
    </style:style>
    <style:style style:name="Table14" style:family="table">
      <style:table-properties style:width="17.903cm" table:align="margins" style:writing-mode="lr-tb"/>
    </style:style>
    <style:style style:name="Table14.A" style:family="table-column">
      <style:table-column-properties style:column-width="17.903cm" style:rel-column-width="65535*"/>
    </style:style>
    <style:style style:name="Table14.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officeooo:paragraph-rsid="0014ea0b"/>
    </style:style>
    <style:style style:name="P9" style:family="paragraph" style:parent-style-name="Table_20_Contents">
      <style:paragraph-properties fo:text-align="start" style:justify-single-word="false"/>
      <style:text-properties officeooo:rsid="0014ea0b" officeooo:paragraph-rsid="0014ea0b"/>
    </style:style>
    <style:style style:name="P10" style:family="paragraph" style:parent-style-name="Table_20_Contents">
      <style:paragraph-properties fo:text-align="start" style:justify-single-word="false"/>
      <style:text-properties officeooo:rsid="0016a5d1" officeooo:paragraph-rsid="0016a5d1"/>
    </style:style>
    <style:style style:name="P11" style:family="paragraph" style:parent-style-name="Table_20_Contents">
      <style:text-properties officeooo:rsid="0017c088" officeooo:paragraph-rsid="0017c088"/>
    </style:style>
    <style:style style:name="P12" style:family="paragraph" style:parent-style-name="Table_20_Contents">
      <style:paragraph-properties fo:text-align="start" style:justify-single-word="false"/>
      <style:text-properties officeooo:rsid="0017c088" officeooo:paragraph-rsid="0017c088"/>
    </style:style>
    <style:style style:name="P13" style:family="paragraph" style:parent-style-name="Table_20_Contents">
      <style:paragraph-properties fo:text-align="start" style:justify-single-word="false"/>
      <style:text-properties officeooo:rsid="00197b55" officeooo:paragraph-rsid="00197b55"/>
    </style:style>
    <style:style style:name="P14" style:family="paragraph" style:parent-style-name="Table_20_Contents">
      <style:paragraph-properties fo:text-align="start" style:justify-single-word="false"/>
      <style:text-properties officeooo:rsid="001ad365" officeooo:paragraph-rsid="001ad365"/>
    </style:style>
    <style:style style:name="P15"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6" style:family="paragraph" style:parent-style-name="Standard">
      <style:text-properties fo:font-weight="bold" style:font-weight-asian="bold" style:font-weight-complex="bold"/>
    </style:style>
    <style:style style:name="P17" style:family="paragraph" style:parent-style-name="Table_20_Contents">
      <style:paragraph-properties fo:text-align="start" style:justify-single-word="false"/>
      <style:text-properties officeooo:rsid="001e0b03" officeooo:paragraph-rsid="001e0b03"/>
    </style:style>
    <style:style style:name="P18" style:family="paragraph" style:parent-style-name="Table_20_Contents">
      <style:text-properties officeooo:paragraph-rsid="001fdf6c"/>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fo:font-weight="bold" officeooo:rsid="0014ea0b"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4ea0b"/>
    </style:style>
    <style:style style:name="T6" style:family="text">
      <style:text-properties officeooo:rsid="0017c088"/>
    </style:style>
    <style:style style:name="T7" style:family="text">
      <style:text-properties officeooo:rsid="001db723"/>
    </style:style>
    <style:style style:name="T8" style:family="text">
      <style:text-properties officeooo:rsid="00249f06"/>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5"><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Sesión 4. Automatización de tarea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11">José Antonio Medina García</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6">30</text:span> minutos.</text:p>
      <text:p text:style-name="Standard">1. He resuelto todas las dudas que tenía antes de iniciar la sesión de prácticas: <text:span text:style-name="T6">no </text:span>(si/no). En caso de haber contestado “no”, indica los motivos por los que no las has resuelto:</text:p>
      <table:table table:name="Table2" table:style-name="Table2">
        <table:table-column table:style-name="Table2.A"/>
        <table:table-row>
          <table:table-cell table:style-name="Table2.A1" office:value-type="string">
            <text:p text:style-name="P12">No tengo claro lo que se pregunta en la actividad 4.3. <text:span text:style-name="T7">Leer más en comentarios.</text:span></text:p>
            <text:p text:style-name="P12"/>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12">En la actividad 4.3 he supuesto que el apartado A se refiere a que si a la hora de realizar una salida por, por ejemplo, un fichero, lo hace en la carpeta home o lo hace desde la carpeta en la que estamos invocando la orden at.</text:p>
            <text:p text:style-name="P7"/>
            <text:p text:style-name="P7"/>
            <text:p text:style-name="P7"/>
          </table:table-cell>
        </table:table-row>
      </table:table>
      <text:p text:style-name="Standard"/>
      <text:p text:style-name="P4"/>
      <text:p text:style-name="P4"><text:soft-page-break/>b) Cuestionario de conocimientos adquiridos.</text:p>
      <text:p text:style-name="Standard">Mi solución a la <text:span text:style-name="T2">actividad 3.1</text:span> ha sido:</text:p>
      <table:table table:name="Table9" table:style-name="Table9">
        <table:table-column table:style-name="Table9.A"/>
        <table:table-row>
          <table:table-cell table:style-name="Table9.A1" office:value-type="string">
            <text:p text:style-name="P8"><text:span text:style-name="T5">F <text:s/></text:span><text:span text:style-name="T3">UID <text:s text:c="2"/></text:span><text:span text:style-name="T5">PID <text:s text:c="6"/>PPID PRI <text:s/>NI <text:s text:c="3"/>VSZ <text:s text:c="2"/>RSS <text:s text:c="2"/>WCHAN <text:s text:c="3"/>STAT <text:s text:c="2"/></text:span><text:span text:style-name="T3">TTY</text:span><text:span text:style-name="T5"> <text:s text:c="3"/>TIME <text:s text:c="2"/></text:span><text:span text:style-name="T3">COMMAND </text:span><text:span text:style-name="T5"><text:line-break/>1 <text:s text:c="2"/></text:span><text:span text:style-name="T3">0</text:span><text:span text:style-name="T5"> <text:s text:c="6"/>981 <text:s text:c="6"/>1 <text:s text:c="6"/>20 <text:s text:c="2"/>0 <text:s text:c="5"/>3060 <text:s/>920 <text:s text:c="2"/>hrtime <text:s text:c="7"/>Ss <text:s text:c="5"/></text:span><text:span text:style-name="T3"><text:s/>?</text:span><text:span text:style-name="T5"> <text:s text:c="7"/>0:00 <text:s text:c="4"/></text:span><text:span text:style-name="T3">cron </text:span><text:span text:style-name="T5"><text:line-break/>1 <text:s text:c="2"/></text:span><text:span text:style-name="T3">1</text:span><text:span text:style-name="T5"> <text:s text:c="6"/>10694 <text:s text:c="2"/>1 <text:s text:c="6"/>20 <text:s text:c="2"/>0 <text:s text:c="5"/>2648 <text:s/>124 <text:s text:c="2"/>hrtime <text:s text:c="7"/>Ss <text:s text:c="6"/></text:span><text:span text:style-name="T3">?</text:span><text:span text:style-name="T5"> <text:s text:c="7"/>0:00 <text:s text:c="4"/></text:span><text:span text:style-name="T3">atd </text:span></text:p>
            <text:p text:style-name="P9">Como podemos observar, los demonios cron y atd tienen como proceso padre al proceso init (PPID = 1), no se ejecutan en ninguna terminal (TTY = ?) y sus usuarios es, para el demonio cron el UID=0 y para el demonio atd el UID=1</text:p>
          </table:table-cell>
        </table:table-row>
      </table:table>
      <text:p text:style-name="Standard"/>
      <text:p text:style-name="Standard">Mi solución a la <text:span text:style-name="T2">actividad 4.3</text:span> ha sido:</text:p>
      <table:table table:name="Table10" table:style-name="Table10">
        <table:table-column table:style-name="Table10.A"/>
        <table:table-row>
          <table:table-cell table:style-name="Table10.A1" office:value-type="string">
            <text:p text:style-name="P10">1. ¿qué directorio de trabajo tiene inicialmente? ¿hereda el que tenía el proceso que invocó a at o bien es el home, directorio inicial por omisión?</text:p>
            <text:p text:style-name="P12">Para este apartado he utilizado el script de la sesión anterior y he indicado que muestre el resultado en un fichero. Este fichero ha sido creado en el directorio en el que se realizó la orden at, por lo tanto el directorio de trabajo es el que nos encontramos al invocar la orden at.</text:p>
            <text:p text:style-name="P12">2. ¿qué máscara de creación de archivos umask tiene? ¿es la heredada del padre o la que se usa por omisión?</text:p>
            <text:p text:style-name="P12">De la misma manera que la vez anterior, he indicado que el resultado lo muestre en un fichero. La invocación de la orden at la he realizado con mi usuario normal y con el usuario root, comprobando que la máscara que tienen ambos ficheros corresponde a la máscara que tienen por defecto cada uno de los usuarios que crean la orden. Para el usuario normal es las 0002 y para el usuario root es la 0022.</text:p>
            <text:p text:style-name="P12">3. ¿hereda las variables locales del proceso padre?</text:p>
            <text:p text:style-name="P12">Para realizar este apartado he creado en la terminal una variable i='Hola' y en la orden at he indicado que $i me la redireccione a un fichero txt y he creado una variable j='Adios' y que también me la redireccione al fichero, es decir, la variable i está creada en la terminal y la variable j está creada dentro de at. Como he podido comprobar el valor de la variable i no aparece pero si el valor de la variable j. Por tanto, podemos asegurar que no se heredan las variables del proceso padre.</text:p>
          </table:table-cell>
        </table:table-row>
      </table:table>
      <text:p text:style-name="Standard"/>
      <text:p text:style-name="Standard">Mi solución a la <text:span text:style-name="T2">actividad 4.5</text:span> ha sido:</text:p>
      <table:table table:name="Table12" table:style-name="Table12">
        <table:table-column table:style-name="Table12.A"/>
        <table:table-row>
          <table:table-cell table:style-name="Table12.A1" office:value-type="string">
            <text:p text:style-name="P14">El script quedaría de la siguiente manera:</text:p>
            <text:p text:style-name="P13">#!/bin/bash</text:p>
            <text:p text:style-name="P13">find /home/ -mtime 1 &gt;&gt; modificados_`date +%Y-%d-%T`</text:p>
            <text:p text:style-name="P14">Para ejecutar el script justo veinticuatro horas a partir de este momento invocaríamos el demonio atd de la siguiente manera:</text:p>
            <text:p text:style-name="P14">at -f ejercicio4_5.sh now+1days</text:p>
          </table:table-cell>
        </table:table-row>
      </table:table>
      <text:p text:style-name="Standard"/>
      <text:p text:style-name="Standard"/>
      <text:p text:style-name="Standard"><text:soft-page-break/></text:p>
      <text:p text:style-name="Standard">En la <text:span text:style-name="T2">actividad 5.3 </text:span><text:span text:style-name="T4">el contenido de mi script </text:span><text:span text:style-name="T2">reducelista</text:span> ha sido:</text:p>
      <table:table table:name="Table13" table:style-name="Table13">
        <table:table-column table:style-name="Table13.A"/>
        <table:table-row>
          <table:table-cell table:style-name="Table13.A1" office:value-type="string">
            <text:p text:style-name="P17">#!/bin/bash</text:p>
            <text:p text:style-name="P17">numero=$(wc -l /tmp/listacores | cut -d ' ' -f 1) <text:line-break/>res=`expr $numero - 10` <text:line-break/>sed -i 11,+$res\d /tmp/listacores </text:p>
          </table:table-cell>
        </table:table-row>
      </table:table>
      <text:p text:style-name="Standard"/>
      <text:p text:style-name="Standard">En la <text:span text:style-name="T2">actividad 5.5</text:span> el contenido de mi archivo crontab llamado <text:span text:style-name="T2">crontab-reducelista</text:span> ha sido:</text:p>
      <table:table table:name="Table14" table:style-name="Table14">
        <table:table-column table:style-name="Table14.A"/>
        <table:table-row>
          <table:table-cell table:style-name="Table14.A1" office:value-type="string">
            <text:p text:style-name="P18">REDUCELISTA=<text:span text:style-name="T8">~/Dropbox/Facultad/Grado/2º/SO/Practicas/sesion4/</text:span></text:p>
            <text:p text:style-name="P18">0-59 * * * * REDUCELISTA</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1</meta:editing-cycles>
    <meta:creation-date>2011-10-05T09:46:35.67</meta:creation-date>
    <meta:editing-duration>PT22H31M15S</meta:editing-duration>
    <meta:generator>LibreOffice/4.3.2.2$Linux_x86 LibreOffice_project/430m0$Build-2</meta:generator>
    <dc:date>2014-11-03T23:36:37.143056737</dc:date>
    <meta:print-date>2011-10-06T10:39:21.37</meta:print-date>
    <meta:document-statistic meta:table-count="11" meta:image-count="1" meta:object-count="0" meta:page-count="3" meta:paragraph-count="37" meta:word-count="653" meta:character-count="3771" meta:non-whitespace-character-count="3008"/>
    <meta:user-defined meta:name="Información 1"/>
    <meta:user-defined meta:name="Información 2"/>
    <meta:user-defined meta:name="Información 3"/>
    <meta:user-defined meta:name="Información 4"/>
  </office:meta>
</office:document-meta>
</file>